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29a95" officeooo:paragraph-rsid="00129a95" style:font-weight-asian="bold" style:font-weight-complex="bold"/>
    </style:style>
    <style:style style:name="P3" style:family="paragraph" style:parent-style-name="Standard">
      <style:text-properties fo:font-weight="bold" officeooo:rsid="0019b27d" officeooo:paragraph-rsid="0019b27d" style:font-weight-asian="bold" style:font-weight-complex="bold"/>
    </style:style>
    <style:style style:name="P4" style:family="paragraph" style:parent-style-name="Standard">
      <style:text-properties fo:font-weight="bold" officeooo:rsid="001ad941" officeooo:paragraph-rsid="001ad941" style:font-weight-asian="bold" style:font-weight-complex="bold"/>
    </style:style>
    <style:style style:name="P5" style:family="paragraph" style:parent-style-name="Standard">
      <style:text-properties fo:font-weight="bold" officeooo:rsid="001deb32" officeooo:paragraph-rsid="001deb32" style:font-weight-asian="bold" style:font-weight-complex="bold"/>
    </style:style>
    <style:style style:name="P6" style:family="paragraph" style:parent-style-name="Standard">
      <style:text-properties fo:font-weight="bold" officeooo:rsid="0020006f" officeooo:paragraph-rsid="0020006f" style:font-weight-asian="bold" style:font-weight-complex="bold"/>
    </style:style>
    <style:style style:name="P7" style:family="paragraph" style:parent-style-name="Standard">
      <style:text-properties fo:font-weight="bold" officeooo:rsid="00232e61" officeooo:paragraph-rsid="00232e61" style:font-weight-asian="bold" style:font-weight-complex="bold"/>
    </style:style>
    <style:style style:name="P8" style:family="paragraph" style:parent-style-name="Standard">
      <style:paragraph-properties style:writing-mode="lr-tb"/>
      <style:text-properties fo:font-weight="bold" officeooo:rsid="00250a24" officeooo:paragraph-rsid="00250a24" style:font-weight-asian="bold" style:font-weight-complex="bold"/>
    </style:style>
    <style:style style:name="P9" style:family="paragraph" style:parent-style-name="Standard">
      <style:paragraph-properties style:writing-mode="lr-tb"/>
      <style:text-properties fo:font-weight="bold" officeooo:rsid="0025fc63" officeooo:paragraph-rsid="0025fc63" style:font-weight-asian="bold" style:font-weight-complex="bold"/>
    </style:style>
    <style:style style:name="P10" style:family="paragraph" style:parent-style-name="Standard">
      <style:paragraph-properties style:writing-mode="lr-tb"/>
      <style:text-properties fo:font-weight="bold" officeooo:rsid="00269a97" officeooo:paragraph-rsid="00269a97" style:font-weight-asian="bold" style:font-weight-complex="bold"/>
    </style:style>
    <style:style style:name="P11" style:family="paragraph" style:parent-style-name="Standard">
      <style:paragraph-properties style:writing-mode="lr-tb"/>
      <style:text-properties fo:font-weight="bold" officeooo:rsid="00281e68" officeooo:paragraph-rsid="00281e68" style:font-weight-asian="bold" style:font-weight-complex="bold"/>
    </style:style>
    <style:style style:name="P12" style:family="paragraph" style:parent-style-name="Standard">
      <style:text-properties officeooo:rsid="001106dd" officeooo:paragraph-rsid="001106dd"/>
    </style:style>
    <style:style style:name="P13" style:family="paragraph" style:parent-style-name="Standard">
      <style:text-properties officeooo:rsid="001164d2" officeooo:paragraph-rsid="001164d2"/>
    </style:style>
    <style:style style:name="P14" style:family="paragraph" style:parent-style-name="Standard">
      <style:text-properties officeooo:rsid="00129a95" officeooo:paragraph-rsid="00129a95"/>
    </style:style>
    <style:style style:name="P15" style:family="paragraph" style:parent-style-name="Standard">
      <style:text-properties officeooo:rsid="00168fbb" officeooo:paragraph-rsid="00168fbb"/>
    </style:style>
    <style:style style:name="P16" style:family="paragraph" style:parent-style-name="Standard">
      <style:text-properties officeooo:rsid="0016aba4" officeooo:paragraph-rsid="0016aba4"/>
    </style:style>
    <style:style style:name="P17" style:family="paragraph" style:parent-style-name="Standard">
      <style:text-properties officeooo:rsid="0018668f" officeooo:paragraph-rsid="0018668f"/>
    </style:style>
    <style:style style:name="P18" style:family="paragraph" style:parent-style-name="Standard">
      <style:text-properties officeooo:rsid="00193962" officeooo:paragraph-rsid="00193962"/>
    </style:style>
    <style:style style:name="P19" style:family="paragraph" style:parent-style-name="Standard">
      <style:text-properties officeooo:rsid="0019b27d" officeooo:paragraph-rsid="0019b27d"/>
    </style:style>
    <style:style style:name="P20" style:family="paragraph" style:parent-style-name="Standard">
      <style:text-properties fo:font-weight="normal" officeooo:rsid="001ad941" officeooo:paragraph-rsid="001ad941" style:font-weight-asian="normal" style:font-weight-complex="normal"/>
    </style:style>
    <style:style style:name="P21" style:family="paragraph" style:parent-style-name="Standard">
      <style:text-properties fo:font-weight="normal" officeooo:rsid="001c4643" officeooo:paragraph-rsid="001c4643" style:font-weight-asian="normal" style:font-weight-complex="normal"/>
    </style:style>
    <style:style style:name="P22" style:family="paragraph" style:parent-style-name="Standard">
      <style:text-properties fo:font-weight="normal" officeooo:rsid="001cfd25" officeooo:paragraph-rsid="001cfd25" style:font-weight-asian="normal" style:font-weight-complex="normal"/>
    </style:style>
    <style:style style:name="P23" style:family="paragraph" style:parent-style-name="Standard">
      <style:text-properties fo:font-weight="normal" officeooo:rsid="001deb32" officeooo:paragraph-rsid="001deb32" style:font-weight-asian="normal" style:font-weight-complex="normal"/>
    </style:style>
    <style:style style:name="P24" style:family="paragraph" style:parent-style-name="Standard">
      <style:text-properties fo:font-weight="normal" officeooo:rsid="0020006f" officeooo:paragraph-rsid="0020006f" style:font-weight-asian="normal" style:font-weight-complex="normal"/>
    </style:style>
    <style:style style:name="P25" style:family="paragraph" style:parent-style-name="Standard">
      <style:text-properties fo:font-weight="normal" officeooo:rsid="00232e61" officeooo:paragraph-rsid="00232e61" style:font-weight-asian="normal" style:font-weight-complex="normal"/>
    </style:style>
    <style:style style:name="P26" style:family="paragraph" style:parent-style-name="Standard">
      <style:text-properties fo:font-weight="normal" officeooo:rsid="00250a24" officeooo:paragraph-rsid="00250a24" style:font-weight-asian="normal" style:font-weight-complex="normal"/>
    </style:style>
    <style:style style:name="P27" style:family="paragraph" style:parent-style-name="Standard">
      <style:paragraph-properties style:writing-mode="lr-tb"/>
      <style:text-properties fo:font-weight="normal" officeooo:rsid="00250a24" officeooo:paragraph-rsid="00250a24" style:font-weight-asian="normal" style:font-weight-complex="normal"/>
    </style:style>
    <style:style style:name="P28" style:family="paragraph" style:parent-style-name="Standard">
      <style:paragraph-properties style:writing-mode="lr-tb"/>
      <style:text-properties fo:font-weight="normal" officeooo:rsid="0025fc63" officeooo:paragraph-rsid="0025fc63" style:font-weight-asian="normal" style:font-weight-complex="normal"/>
    </style:style>
    <style:style style:name="P29" style:family="paragraph" style:parent-style-name="Standard">
      <style:paragraph-properties style:writing-mode="lr-tb"/>
      <style:text-properties fo:font-weight="normal" officeooo:rsid="00269a97" officeooo:paragraph-rsid="00269a97" style:font-weight-asian="normal" style:font-weight-complex="normal"/>
    </style:style>
    <style:style style:name="P30" style:family="paragraph" style:parent-style-name="Standard">
      <style:paragraph-properties style:writing-mode="lr-tb"/>
      <style:text-properties fo:font-weight="normal" officeooo:rsid="00281e68" officeooo:paragraph-rsid="00281e68" style:font-weight-asian="normal" style:font-weight-complex="normal"/>
    </style:style>
    <style:style style:name="P31" style:family="paragraph" style:parent-style-name="Standard">
      <style:paragraph-properties style:writing-mode="lr-tb"/>
      <style:text-properties fo:font-weight="normal" officeooo:rsid="0028d245" officeooo:paragraph-rsid="0028d245" style:font-weight-asian="normal" style:font-weight-complex="normal"/>
    </style:style>
    <style:style style:name="P32" style:family="paragraph" style:parent-style-name="Standard">
      <style:paragraph-properties style:writing-mode="lr-tb"/>
      <style:text-properties fo:font-weight="normal" officeooo:rsid="0029ecfd" officeooo:paragraph-rsid="0029ecfd" style:font-weight-asian="normal" style:font-weight-complex="normal"/>
    </style:style>
    <style:style style:name="T1" style:family="text">
      <style:text-properties officeooo:rsid="00145b4d"/>
    </style:style>
    <style:style style:name="T2" style:family="text">
      <style:text-properties officeooo:rsid="0015888c"/>
    </style:style>
    <style:style style:name="T3" style:family="text">
      <style:text-properties officeooo:rsid="0018aedd"/>
    </style:style>
    <style:style style:name="T4" style:family="text">
      <style:text-properties officeooo:rsid="001ad941"/>
    </style:style>
    <style:style style:name="T5" style:family="text">
      <style:text-properties officeooo:rsid="001b416d"/>
    </style:style>
    <style:style style:name="T6" style:family="text">
      <style:text-properties officeooo:rsid="001c84b9"/>
    </style:style>
    <style:style style:name="T7" style:family="text">
      <style:text-properties officeooo:rsid="001fe8f1"/>
    </style:style>
    <style:style style:name="T8" style:family="text">
      <style:text-properties officeooo:rsid="0021c376"/>
    </style:style>
    <style:style style:name="T9" style:family="text">
      <style:text-properties officeooo:rsid="0023859e"/>
    </style:style>
    <style:style style:name="T10" style:family="text">
      <style:text-properties officeooo:rsid="00269a97"/>
    </style:style>
    <style:style style:name="T11" style:family="text">
      <style:text-properties officeooo:rsid="0028d24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ere does a DBMS store persistent data? How does it bring data into main memory for processing? What DBMS component reads and writes data from main memory, and what is the unit of I/O?</text:p>
      <text:p text:style-name="Standard"/>
      <text:p text:style-name="P12">DBMS stores data on disk/tape. When data is needed for processing, it brings data by requesting it – depends on the persistent storage used.</text:p>
      <text:p text:style-name="P13">The DBMS component that reads data from persistent storage into main memory and writes data from main memory to persistent storage is the buffer manager.</text:p>
      <text:p text:style-name="P14">The unit of I/O <text:span text:style-name="T1">operation </text:span>is a page.</text:p>
      <text:p text:style-name="P14"/>
      <text:p text:style-name="P2">What is a file organization? <text:span text:style-name="T2">W</text:span>hat is an index? What is the relationship between files and indexes? Can we have several indexes on a single file of records? Can an index itself store data records (i.e., act as a file)?</text:p>
      <text:p text:style-name="P14"/>
      <text:p text:style-name="P15">File organization is a methodology/algorithm/technique that used to organize data stored in a file.</text:p>
      <text:p text:style-name="P16">An index is a structure that is used to store data which improves the efficiency of certain operations.</text:p>
      <text:p text:style-name="P17">Indexes are used to improve certain retrieval operations of data that <text:span text:style-name="T3">are</text:span> stored in files.</text:p>
      <text:p text:style-name="P18">We can have multiple indexes for a single file – for example, we can have different types of indexes or indexes with different keys.</text:p>
      <text:p text:style-name="P19">An index can be used to store the actual data.</text:p>
      <text:p text:style-name="P19"/>
      <text:p text:style-name="P3">What is the <text:span text:style-name="T4">s</text:span>earch key for an index? What is a data entry in an index?</text:p>
      <text:p text:style-name="P3"/>
      <text:p text:style-name="P20">Search key of an index is the list of fields of a data record that are used to create the index.</text:p>
      <text:p text:style-name="P20">Data entry is what is being stored for every data record in the index. It consists of the index search key and pointer or data that are associated with the search key.</text:p>
      <text:p text:style-name="P20"/>
      <text:p text:style-name="P4"><text:span text:style-name="T5">W</text:span>hat is a clustered index? <text:span text:style-name="T5">W</text:span>hat is a <text:span text:style-name="T5">primary</text:span> index? How many clustered indexes can you build on a file? How many unclustered indexes can you build?</text:p>
      <text:p text:style-name="P21">Clustered index is an index that <text:span text:style-name="T6">is used to </text:span>store the actual data.</text:p>
      <text:p text:style-name="P22">Primary index is an index whose search key contains primary key of the relation.</text:p>
      <text:p text:style-name="P23">Only one clustered index should be used for a file.</text:p>
      <text:p text:style-name="P23">There is no limit on the number of unclustered indexes.</text:p>
      <text:p text:style-name="P23"/>
      <text:p text:style-name="P5"><text:span text:style-name="T7">How</text:span> is data organized in a hash-ba<text:span text:style-name="T7">se</text:span>d index? <text:span text:style-name="T7">W</text:span>hen would you use a hash-based index?</text:p>
      <text:p text:style-name="P24">In hash-based index, data are organized in buckets where the hash function decides the bucket in which a data entry is stored based on the hash value of the search key.</text:p>
      <text:p text:style-name="P24">Hash-based indexes are good for equality selection.</text:p>
      <text:p text:style-name="P24"/>
      <text:p text:style-name="P6">How is data organized in a tree-based index? <text:span text:style-name="T8">W</text:span>hen would you use a tree-based index?</text:p>
      <text:p text:style-name="P24"/>
      <text:p text:style-name="P25">In tree-based indexes, data entries are stored in leaf nodes of a B+Tree. Tree-based indexes are good for range selections.</text:p>
      <text:p text:style-name="P25"/>
      <text:p text:style-name="P25"/>
      <text:p text:style-name="P25"/>
      <text:p text:style-name="P25"/>
      <text:p text:style-name="P25"/>
      <text:p text:style-name="P7"><text:soft-page-break/>Consider the following operations: scans, equality and 'range selections, inserts, and deletes, and the following file organizations: heap files, sorted files, clustered files, heap files with an unclustered tree index on the search key, and heap files with an uncluste<text:span text:style-name="T9">r</text:span>ed hash index. Which file organization is best suited for each operation?</text:p>
      <text:p text:style-name="P25"/>
      <text:p text:style-name="P26">Scan operation: heap and sorted files are better suited because there is no additional overhead other than retrieving pages one by one. Additionally, they supported reading pages stored one after another which decreases the time needed to retrieve all pages since we can do bulk I/O and retrieve multiple pages with one I/O.</text:p>
      <text:p text:style-name="P26"/>
      <text:p text:style-name="P27">Equality: if equality is contains candidate key, then unclustered hash index will do best. If not, then clustered index will be better.</text:p>
      <text:p text:style-name="P27"/>
      <text:p text:style-name="P27">Range selection: clustered file is best suited for range selection.</text:p>
      <text:p text:style-name="P27"/>
      <text:p text:style-name="P27">Inserts: heap file is best in this situation because we only need to append a new data at the end of the file.</text:p>
      <text:p text:style-name="P27"/>
      <text:p text:style-name="P27">Delete: if deletion happens on a single row – using equality on a candidate key, then unclustered hash index can be a good choice. Otherwise, clustered B+Tree file is best suited.</text:p>
      <text:p text:style-name="P27"/>
      <text:p text:style-name="P8">What are the main contributors to the cost of database operations? Discuss a simple cost model that reflects this.</text:p>
      <text:p text:style-name="P27"/>
      <text:p text:style-name="P28">The main contributor to the cost of database operations is the cost of I/O operation. </text:p>
      <text:p text:style-name="P28"/>
      <text:p text:style-name="P9">How does the expected workload influence physical database design decisions such as what indexes to build?<text:span text:style-name="T10">W</text:span>hy is the choice of indexes a central aspect of physical database design?</text:p>
      <text:p text:style-name="P28"/>
      <text:p text:style-name="P29">The main purpose of indexes is to speed up certain retrieval operations. The indexes are created based on the operations that are performed most often.</text:p>
      <text:p text:style-name="P29"/>
      <text:p text:style-name="P10">What issues are considered in using clustered indexes? What is an index-only evaluation method?What is its primary advantage?</text:p>
      <text:p text:style-name="P30">The main issue with clustered indexes is that there can be only one clustered index since we should avoid storing duplicated data.</text:p>
      <text:p text:style-name="P30">Index-only evaluation is a technique used by DBMSs when information stored in data entries of unclustered indexes is enough to answer the query. In this case, DBMS does not need to retrieve the actual data records and instead uses data entries of the index<text:span text:style-name="T11">es.</text:span></text:p>
      <text:p text:style-name="P30"/>
      <text:p text:style-name="P11">What is a composite <text:span text:style-name="T11">s</text:span>earch key? What are the pros and cons of composite search keys?</text:p>
      <text:p text:style-name="P30"/>
      <text:p text:style-name="P31">Composite search key is a search key that consists of two or more columns/fields.</text:p>
      <text:p text:style-name="P32">Composite search key can be used to answer queries that use multiple fields in selection.</text:p>
      <text:p text:style-name="P32">Composite search keys are sensitive to the ordering of its field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9T16:39:20.860542547</meta:creation-date>
    <meta:generator>LibreOffice/7.5.5.2$Linux_X86_64 LibreOffice_project/50$Build-2</meta:generator>
    <dc:date>2023-11-29T17:10:51.606093209</dc:date>
    <meta:editing-duration>PT31M17S</meta:editing-duration>
    <meta:editing-cycles>28</meta:editing-cycles>
    <meta:document-statistic meta:table-count="0" meta:image-count="0" meta:object-count="0" meta:page-count="2" meta:paragraph-count="40" meta:word-count="857" meta:character-count="4964" meta:non-whitespace-character-count="4143"/>
  </office:meta>
</office:document-meta>
</file>